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7:01:34.298684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0-14T17:27:48.930850776</dc:date>
    <meta:editing-duration>PT21H11M27S</meta:editing-duration>
    <meta:editing-cycles>20</meta:editing-cycles>
    <meta:generator>LibreOffice/7.0.2.2$Linux_X86_64 LibreOffice_project/00$Build-2</meta:generator>
    <meta:document-statistic meta:table-count="4" meta:cell-count="56" meta:object-count="4"/>
  </office:meta>
</office:document-meta>
</file>